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PropertyValu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pertyValue.isMultiValu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pertyValue.un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PropertyValue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PropertyValue.create( PropertyState propState , QValue [ ] qValues , int valu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tPropertyValue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PropertyValue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pertyValue.getProperty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pertyValue.getProper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pertyValue.SetPropertyValue( PropertyState propertyState , int valueType , Q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